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Email( String e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LoginName( String logi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InfoProfile( PersonInfo infoPro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Pers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hashCod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erson.equals( Object obj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Person.getPe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Logi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Info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rson.Person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PersonId( String pers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Em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PenName( String pe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Status( Person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